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language="en" fo:country="US" officeooo:rsid="00070365" officeooo:paragraph-rsid="00070365"/>
    </style:style>
    <style:style style:name="P2" style:family="paragraph" style:parent-style-name="Standard">
      <style:text-properties style:font-name="Arial1" fo:language="en" fo:country="US" officeooo:rsid="000682a6" officeooo:paragraph-rsid="000682a6"/>
    </style:style>
    <style:style style:name="P3" style:family="paragraph" style:parent-style-name="Standard" style:list-style-name="L1">
      <style:text-properties style:font-name="Arial1" fo:language="en" fo:country="US" officeooo:rsid="000474cf" officeooo:paragraph-rsid="000474cf"/>
    </style:style>
    <style:style style:name="P4" style:family="paragraph" style:parent-style-name="Standard" style:list-style-name="L1">
      <style:text-properties style:font-name="Arial1" fo:language="en" fo:country="US" officeooo:rsid="00066cb6" officeooo:paragraph-rsid="00066cb6"/>
    </style:style>
    <style:style style:name="P5" style:family="paragraph" style:parent-style-name="Standard" style:list-style-name="L1">
      <style:text-properties style:font-name="Arial1" fo:language="en" fo:country="US" officeooo:rsid="00066cb6" officeooo:paragraph-rsid="0011b148"/>
    </style:style>
    <style:style style:name="P6" style:family="paragraph" style:parent-style-name="Standard" style:list-style-name="L1">
      <style:text-properties style:font-name="Arial1" fo:language="en" fo:country="US" officeooo:rsid="000682a6" officeooo:paragraph-rsid="000682a6"/>
    </style:style>
    <style:style style:name="P7" style:family="paragraph" style:parent-style-name="Standard" style:list-style-name="L1">
      <style:text-properties style:font-name="Arial1" fo:language="en" fo:country="US" officeooo:rsid="000682a6" officeooo:paragraph-rsid="000afed9"/>
    </style:style>
    <style:style style:name="P8" style:family="paragraph" style:parent-style-name="Standard">
      <style:text-properties fo:color="#127622" style:font-name="Arial1" fo:language="en" fo:country="US" officeooo:rsid="000474cf" officeooo:paragraph-rsid="000474cf"/>
    </style:style>
    <style:style style:name="P9" style:family="paragraph" style:parent-style-name="Standard" style:list-style-name="L1">
      <style:text-properties fo:color="#127622" style:font-name="Arial1" fo:language="en" fo:country="US" officeooo:rsid="000474cf" officeooo:paragraph-rsid="000474cf"/>
    </style:style>
    <style:style style:name="P10" style:family="paragraph" style:parent-style-name="Standard" style:list-style-name="L1">
      <style:text-properties fo:color="#127622" style:font-name="Arial1" fo:language="en" fo:country="US" officeooo:rsid="00066cb6" officeooo:paragraph-rsid="00066cb6"/>
    </style:style>
    <style:style style:name="P11" style:family="paragraph" style:parent-style-name="Standard" style:list-style-name="L1">
      <style:text-properties fo:color="#127622" style:font-name="Arial1" fo:language="en" fo:country="US" officeooo:rsid="00066cb6" officeooo:paragraph-rsid="000ca590"/>
    </style:style>
    <style:style style:name="P12" style:family="paragraph" style:parent-style-name="Standard" style:list-style-name="L1">
      <style:text-properties fo:color="#127622" style:font-name="Arial1" fo:language="en" fo:country="US" officeooo:rsid="00125673" officeooo:paragraph-rsid="00125673"/>
    </style:style>
    <style:style style:name="P13" style:family="paragraph" style:parent-style-name="Standard" style:list-style-name="L1">
      <style:text-properties fo:color="#127622" style:font-name="Arial1" fo:language="en" fo:country="US" officeooo:rsid="0013f3ad" officeooo:paragraph-rsid="0015ee16"/>
    </style:style>
    <style:style style:name="P14" style:family="paragraph" style:parent-style-name="Standard" style:list-style-name="L1">
      <style:text-properties fo:color="#127622" officeooo:paragraph-rsid="000ca590"/>
    </style:style>
    <style:style style:name="T1" style:family="text">
      <style:text-properties officeooo:rsid="000a3789"/>
    </style:style>
    <style:style style:name="T2" style:family="text">
      <style:text-properties officeooo:rsid="000afed9"/>
    </style:style>
    <style:style style:name="T3" style:family="text">
      <style:text-properties officeooo:rsid="000e3153"/>
    </style:style>
    <style:style style:name="T4" style:family="text">
      <style:text-properties style:font-name="Arial1" fo:language="en" fo:country="US" officeooo:rsid="000474cf"/>
    </style:style>
    <style:style style:name="T5" style:family="text">
      <style:text-properties style:font-name="Arial1" fo:language="en" fo:country="US" officeooo:rsid="000ca590"/>
    </style:style>
    <style:style style:name="T6" style:family="text">
      <style:text-properties style:font-name="Arial1" fo:language="en" fo:country="US" officeooo:rsid="000f9e89"/>
    </style:style>
    <style:style style:name="T7" style:family="text">
      <style:text-properties style:font-name="Arial1" fo:language="en" fo:country="US" officeooo:rsid="00100d8f"/>
    </style:style>
    <style:style style:name="T8" style:family="text">
      <style:text-properties officeooo:rsid="0015ee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ndom switching of effects</text:p>
      <text:p text:style-name="P8"/>
      <text:list xml:id="list2447479695" text:style-name="L1">
        <text:list-item>
          <text:p text:style-name="P9">Single_Color </text:p>
        </text:list-item>
        <text:list-item>
          <text:p text:style-name="P9">Racing_Pixels</text:p>
          <text:list>
            <text:list-item>
              <text:p text:style-name="P10">1, 3, 5 Pixels </text:p>
            </text:list-item>
          </text:list>
        </text:list-item>
        <text:list-item>
          <text:p text:style-name="P14"><text:span text:style-name="T4">Racing_Pixels_</text:span><text:span text:style-name="T5">Random (Segement w</text:span><text:span text:style-name="T6">ise</text:span><text:span text:style-name="T7">)</text:span></text:p>
          <text:list>
            <text:list-item>
              <text:p text:style-name="P11">1, 3, 5 Pixels <text:span text:style-name="T3">with random color</text:span></text:p>
            </text:list-item>
          </text:list>
        </text:list-item>
        <text:list-item>
          <text:p text:style-name="P9">Strobo</text:p>
          <text:list>
            <text:list-item>
              <text:p text:style-name="P12">Random full-strip-strobo</text:p>
            </text:list-item>
            <text:list-item>
              <text:p text:style-name="P6">With segments, that move</text:p>
            </text:list-item>
            <text:list-item>
              <text:p text:style-name="P7">With <text:span text:style-name="T2">random </text:span>segments</text:p>
            </text:list-item>
          </text:list>
        </text:list-item>
        <text:list-item>
          <text:p text:style-name="P9">Rainbow</text:p>
          <text:list>
            <text:list-item>
              <text:p text:style-name="P13">with <text:span text:style-name="T8">random </text:span>refresh</text:p>
            </text:list-item>
          </text:list>
        </text:list-item>
        <text:list-item>
          <text:p text:style-name="P5">Comet-like effect</text:p>
        </text:list-item>
        <text:list-item>
          <text:p text:style-name="P3">Fire (Yellow, Red, Orange – Random Pixel – Fading Brightness)</text:p>
        </text:list-item>
        <text:list-item>
          <text:p text:style-name="P4">Stars</text:p>
        </text:list-item>
        <text:list-item>
          <text:p text:style-name="P4">Stacking </text:p>
          <text:list>
            <text:list-item>
              <text:p text:style-name="P4">To right, left <text:span text:style-name="T1">and</text:span> from middle</text:p>
            </text:list-item>
          </text:list>
        </text:list-item>
        <text:list-item>
          <text:p text:style-name="P6">To music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1T21:46:49.390000000</meta:creation-date>
    <dc:date>2020-04-21T04:11:13.785000000</dc:date>
    <meta:editing-duration>PT3H40M43S</meta:editing-duration>
    <meta:editing-cycles>15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8" meta:word-count="71" meta:character-count="383" meta:non-whitespace-character-count="342"/>
  </office:meta>
</office:document-meta>
</file>